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font-name="Liberation Serif" fo:font-size="12pt"/>
    </style:style>
    <style:style style:name="P3" style:family="paragraph" style:parent-style-name="Standard">
      <style:text-properties style:text-position="0% 100%" officeooo:rsid="000f0874" officeooo:paragraph-rsid="000f0874"/>
    </style:style>
    <style:style style:name="P4" style:family="paragraph" style:parent-style-name="Standard">
      <style:text-properties style:text-position="0% 100%" officeooo:rsid="0010d8d4" officeooo:paragraph-rsid="000e178a"/>
    </style:style>
    <style:style style:name="P5" style:family="paragraph" style:parent-style-name="Standard">
      <style:text-properties style:text-position="0% 100%" officeooo:rsid="0013998a" officeooo:paragraph-rsid="0013998a"/>
    </style:style>
    <style:style style:name="P6" style:family="paragraph" style:parent-style-name="Text_20_body">
      <style:text-properties officeooo:rsid="0015f0a7" officeooo:paragraph-rsid="0015f0a7"/>
    </style:style>
    <style:style style:name="P7" style:family="paragraph" style:parent-style-name="Text_20_body">
      <style:text-properties officeooo:rsid="001782bc" officeooo:paragraph-rsid="001782bc"/>
    </style:style>
    <style:style style:name="P8" style:family="paragraph" style:parent-style-name="Text_20_body">
      <style:text-properties officeooo:paragraph-rsid="00188986"/>
    </style:style>
    <style:style style:name="P9" style:family="paragraph" style:parent-style-name="Heading">
      <style:text-properties officeooo:rsid="0015f0a7" officeooo:paragraph-rsid="0015f0a7"/>
    </style:style>
    <style:style style:name="P10" style:family="paragraph" style:parent-style-name="Standard">
      <style:text-properties officeooo:rsid="0013f999" officeooo:paragraph-rsid="000e178a"/>
    </style:style>
    <style:style style:name="P11" style:family="paragraph" style:parent-style-name="Standard">
      <style:text-properties officeooo:rsid="0013f999" officeooo:paragraph-rsid="0013f999"/>
    </style:style>
    <style:style style:name="P12" style:family="paragraph" style:parent-style-name="Standard" style:list-style-name="L1">
      <style:text-properties officeooo:rsid="0013f999" officeooo:paragraph-rsid="0013f999"/>
    </style:style>
    <style:style style:name="P13" style:family="paragraph" style:parent-style-name="Standard" style:list-style-name="L1">
      <style:text-properties officeooo:rsid="00148126" officeooo:paragraph-rsid="00148126"/>
    </style:style>
    <style:style style:name="P14" style:family="paragraph" style:parent-style-name="Standard" style:list-style-name="L1">
      <style:text-properties officeooo:rsid="00148126" officeooo:paragraph-rsid="001559d2"/>
    </style:style>
    <style:style style:name="T1" style:family="text">
      <style:text-properties style:text-position="0% 100%"/>
    </style:style>
    <style:style style:name="T2" style:family="text">
      <style:text-properties fo:font-style="italic" style:font-style-asian="italic"/>
    </style:style>
    <style:style style:name="T3" style:family="text">
      <style:text-properties officeooo:rsid="001889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behaviour and intent</text:p>
      <text:p text:style-name="P10"/>
      <text:p text:style-name="P11">The idea:</text:p>
      <text:p text:style-name="P11">Certainly not well defined...yet. Includes the following points:</text:p>
      <text:p text:style-name="P11"/>
      <text:list xml:id="list1804017266276223138" text:style-name="L1">
        <text:list-item>
          <text:p text:style-name="P12">using an RNN on either raw rgb images or a vectorised set of features, eg pose and facial expression(?) to identify ‘behaviour’ in a similar way to activity recognition</text:p>
          <text:list>
            <text:list-item>
              <text:p text:style-name="P12">outlier detection for individuals in a crowd/herd</text:p>
            </text:list-item>
            <text:list-item>
              <text:p text:style-name="P12">t+1 prediction of behaviour, able to identify abnormal behaviour as it develops.</text:p>
            </text:list-item>
            <text:list-item>
              <text:p text:style-name="P12">Is time required for this problem? Animal aggression for instance could probably be detected from a single image</text:p>
            </text:list-item>
          </text:list>
        </text:list-item>
        <text:list-item>
          <text:p text:style-name="P12">Why would we use pose rather than just direct images?</text:p>
          <text:list>
            <text:list-item>
              <text:p text:style-name="P12">Does it allow for better movement/gait analysis? Probably not.</text:p>
            </text:list-item>
            <text:list-item>
              <text:p text:style-name="P12">It would likely be a good way of removing addiotnal factors such as clothing, fatness, occlsuions. A way of normalising the input</text:p>
            </text:list-item>
            <text:list-item>
              <text:p text:style-name="P12">We would likely lose out on subtler features, such as facial expression and eye movement, if these could be picked up in rgb at all</text:p>
            </text:list-item>
            <text:list-item>
              <text:p text:style-name="P13">dd</text:p>
            </text:list-item>
          </text:list>
        </text:list-item>
        <text:list-item>
          <text:p text:style-name="P14">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14">detecting a pedestrian alongside a road, then determining the level of situational awareness this pedestrian has with regards to their surroundings in general and with regards to the observer in particular.</text:p>
            </text:list-item>
            <text:list-item>
              <text:p text:style-name="P14">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p text:style-name="P14"/>
            </text:list-item>
          </text:list>
        </text:list-item>
      </text:list>
      <text:p text:style-name="P9">Current Research in Activity Recognition</text:p>
      <text:p text:style-name="P6">Behaviour classification</text:p>
      <text:p text:style-name="P6">movement prediction</text:p>
      <text:p text:style-name="P6">intent towards observer</text:p>
      <text:p text:style-name="P6">situational awareness</text:p>
      <text:p text:style-name="P8"><text:span text:style-name="T3">Use of LSTM for crowd movement prediction: </text:span>Social LSTM: Human Trajectory Prediction in Crowded Spaces<text:span text:style-name="T3"> </text:span><text:a xlink:type="simple" xlink:href="http://vision.stanford.edu/pdf/CVPR16_N_LSTM.pdf" text:style-name="Internet_20_link" text:visited-style-name="Visited_20_Internet_20_Link"><text:span text:style-name="T3">http://vision.stanford.edu/pdf/CVPR16_N_LSTM.pdf</text:span></text:a><text:span text:style-name="T3"> </text:span></text:p>
      <text:p text:style-name="P6"/>
      <text:p text:style-name="P7">See: <text:a xlink:type="simple" xlink:href="https://www.cs.utexas.edu/~chaoyeh/web_action_data/dataset_list.html" text:style-name="Internet_20_link" text:visited-style-name="Visited_20_Internet_20_Link">https://www.cs.utexas.edu/~chaoyeh/web_action_data/dataset_list.html</text:a> </text:p>
      <text:p text:style-name="Heading"><text:soft-page-break/>Raw rgb vs Feature Vector (pose)</text:p>
      <text:p text:style-name="Standard">Use of RNN/LSTM directly on animal or pedestrian pose is difficult as poses are not discrete, they are usually continuos movements, some papers have addressed this issue <text:reference-mark-start text:name="ADDIN CSL_CITATION {&quot;schema&quot;: &quot;https://github.com/citation-style-language/schema/raw/master/csl-citation.json&quot;, &quot;mendeley&quot;: {&quot;plainTextFormattedCitation&quot;: &quot;(Graves, Fernandez, Gomez, &amp; Schmidhuber, 2006)&quot;, &quot;previouslyFormattedCitation&quot;: &quot;(Graves, Fernandez, Gomez, &amp; Schmidhuber, 2006)&quot;, &quot;formattedCitation&quot;: &quot;(Graves, Fernandez, Gomez, &amp; Schmidhuber, 2006)&quot;}, &quot;citationItems&quot;: [{&quot;uris&quot;: [&quot;http://www.mendeley.com/documents/?uuid=af4e6b56-3226-4abb-ad5d-ccbd78f0689d&quot;], &quot;itemData&quot;: {&quot;title&quot;: &quot;Connectionist Temporal Classification : Labelling Unsegmented Sequence Data with Recurrent Neural Networks&quot;, &quot;issued&quot;: {&quot;date-parts&quot;: [[&quot;2006&quot;]]}, &quot;type&quot;: &quot;article-journal&quot;, &quot;container-title&quot;: &quot;Proceedings of the 23rd international conference on Machine Learning&quot;, &quot;PMID&quot;: &quot;1000285842&quot;, &quot;ISBN&quot;: &quot;1595933832&quot;, &quot;ISSN&quot;: &quot;10987576&quot;, &quot;author&quot;: [{&quot;family&quot;: &quot;Graves&quot;, &quot;non-dropping-particle&quot;: &quot;&quot;, &quot;dropping-particle&quot;: &quot;&quot;, &quot;parse-names&quot;: false, &quot;given&quot;: &quot;Alex&quot;, &quot;suffix&quot;: &quot;&quot;}, {&quot;family&quot;: &quot;Fernandez&quot;, &quot;non-dropping-particle&quot;: &quot;&quot;, &quot;dropping-particle&quot;: &quot;&quot;, &quot;parse-names&quot;: false, &quot;given&quot;: &quot;Santiago&quot;, &quot;suffix&quot;: &quot;&quot;}, {&quot;family&quot;: &quot;Gomez&quot;, &quot;non-dropping-particle&quot;: &quot;&quot;, &quot;dropping-particle&quot;: &quot;&quot;, &quot;parse-names&quot;: false, &quot;given&quot;: &quot;Faustino&quot;, &quot;suffix&quot;: &quot;&quot;}, {&quot;family&quot;: &quot;Schmidhuber&quot;, &quot;non-dropping-particle&quot;: &quot;&quot;, &quot;dropping-particle&quot;: &quot;&quot;, &quot;parse-names&quot;: false, &quot;given&quot;: &quot;Jurgen&quot;, &quot;suffix&quot;: &quot;&quot;}], &quot;abstract&quot;: &quot;Many real-world sequence learning tasks re- quire the prediction of sequences of labels from noisy, unsegmented input data. In speech recognition, for example, an acoustic signal is transcribed into words or sub-word units. Recurrent neural networks (RNNs) are powerful sequence learners that would seem well suited to such tasks. However, because they require pre-segmented training data, and post-processing to transform their out- puts into label sequences, their applicability has so far been limited. This paper presents a novel method for training RNNs to label un- segmented sequences directly, thereby solv- ing both problems. An experiment on the TIMIT speech corpus demonstrates its ad- vantages over both a baseline HMM and a hybrid HMM-RNN.&quot;, &quot;id&quot;: &quot;ITEM-1&quot;, &quot;page&quot;: &quot;369-376&quot;, &quot;DOI&quot;: &quot;10.1145/1143844.1143891&quot;}, &quot;id&quot;: &quot;ITEM-1&quot;}], &quot;properties&quot;: {&quot;noteIndex&quot;: 0}} RNDsNPqTqghKW"/><text:span text:style-name="T1">(Graves, Fernandez, Gomez, &amp; Schmidhuber, 2006)</text:span><text:reference-mark-end text:name="ADDIN CSL_CITATION {&quot;schema&quot;: &quot;https://github.com/citation-style-language/schema/raw/master/csl-citation.json&quot;, &quot;mendeley&quot;: {&quot;plainTextFormattedCitation&quot;: &quot;(Graves, Fernandez, Gomez, &amp; Schmidhuber, 2006)&quot;, &quot;previouslyFormattedCitation&quot;: &quot;(Graves, Fernandez, Gomez, &amp; Schmidhuber, 2006)&quot;, &quot;formattedCitation&quot;: &quot;(Graves, Fernandez, Gomez, &amp; Schmidhuber, 2006)&quot;}, &quot;citationItems&quot;: [{&quot;uris&quot;: [&quot;http://www.mendeley.com/documents/?uuid=af4e6b56-3226-4abb-ad5d-ccbd78f0689d&quot;], &quot;itemData&quot;: {&quot;title&quot;: &quot;Connectionist Temporal Classification : Labelling Unsegmented Sequence Data with Recurrent Neural Networks&quot;, &quot;issued&quot;: {&quot;date-parts&quot;: [[&quot;2006&quot;]]}, &quot;type&quot;: &quot;article-journal&quot;, &quot;container-title&quot;: &quot;Proceedings of the 23rd international conference on Machine Learning&quot;, &quot;PMID&quot;: &quot;1000285842&quot;, &quot;ISBN&quot;: &quot;1595933832&quot;, &quot;ISSN&quot;: &quot;10987576&quot;, &quot;author&quot;: [{&quot;family&quot;: &quot;Graves&quot;, &quot;non-dropping-particle&quot;: &quot;&quot;, &quot;dropping-particle&quot;: &quot;&quot;, &quot;parse-names&quot;: false, &quot;given&quot;: &quot;Alex&quot;, &quot;suffix&quot;: &quot;&quot;}, {&quot;family&quot;: &quot;Fernandez&quot;, &quot;non-dropping-particle&quot;: &quot;&quot;, &quot;dropping-particle&quot;: &quot;&quot;, &quot;parse-names&quot;: false, &quot;given&quot;: &quot;Santiago&quot;, &quot;suffix&quot;: &quot;&quot;}, {&quot;family&quot;: &quot;Gomez&quot;, &quot;non-dropping-particle&quot;: &quot;&quot;, &quot;dropping-particle&quot;: &quot;&quot;, &quot;parse-names&quot;: false, &quot;given&quot;: &quot;Faustino&quot;, &quot;suffix&quot;: &quot;&quot;}, {&quot;family&quot;: &quot;Schmidhuber&quot;, &quot;non-dropping-particle&quot;: &quot;&quot;, &quot;dropping-particle&quot;: &quot;&quot;, &quot;parse-names&quot;: false, &quot;given&quot;: &quot;Jurgen&quot;, &quot;suffix&quot;: &quot;&quot;}], &quot;abstract&quot;: &quot;Many real-world sequence learning tasks re- quire the prediction of sequences of labels from noisy, unsegmented input data. In speech recognition, for example, an acoustic signal is transcribed into words or sub-word units. Recurrent neural networks (RNNs) are powerful sequence learners that would seem well suited to such tasks. However, because they require pre-segmented training data, and post-processing to transform their out- puts into label sequences, their applicability has so far been limited. This paper presents a novel method for training RNNs to label un- segmented sequences directly, thereby solv- ing both problems. An experiment on the TIMIT speech corpus demonstrates its ad- vantages over both a baseline HMM and a hybrid HMM-RNN.&quot;, &quot;id&quot;: &quot;ITEM-1&quot;, &quot;page&quot;: &quot;369-376&quot;, &quot;DOI&quot;: &quot;10.1145/1143844.1143891&quot;}, &quot;id&quot;: &quot;ITEM-1&quot;}], &quot;properties&quot;: {&quot;noteIndex&quot;: 0}} RNDsNPqTqghKW"/></text:p>
      <text:p text:style-name="P4"/>
      <text:p text:style-name="P5">The poses will be being estimated in regular discrete time steps however, so it’s likely this is not an issue.</text:p>
      <text:p text:style-name="Heading_20_1">References:</text:p>
      <text:p text:style-name="P3"/>
      <text:section text:style-name="Sect1" text:name="ADDIN Mendeley Bibliography CSL_BIBLIOGRAPHY  RND4QFjaeRzfo">
        <text:p text:style-name="P2">Graves, A., Fernandez, S., Gomez, F., &amp; Schmidhuber, J. (2006). Connectionist Temporal Classification : Labelling Unsegmented Sequence Data with Recurrent Neural Networks. <text:span text:style-name="T2">Proceedings of the 23rd International Conference on Machine Learning</text:span>, 369–376. https://doi.org/10.1145/1143844.1143891</text:p>
      </text:section>
      <text:p text:style-name="P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1-10T16:19:47.650772206</dc:date>
    <meta:editing-duration>PT2H17M11S</meta:editing-duration>
    <meta:editing-cycles>9</meta:editing-cycles>
    <meta:generator>LibreOffice/5.1.6.2$Linux_X86_64 LibreOffice_project/10m0$Build-2</meta:generator>
    <meta:document-statistic meta:table-count="0" meta:image-count="0" meta:object-count="0" meta:page-count="2" meta:paragraph-count="29" meta:word-count="448" meta:character-count="2847" meta:non-whitespace-character-count="2438"/>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